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Pechengsky">
            <text:p>Pechengsky</text:p>
          </table:table-cell>
          <table:table-cell office:value-type="string" office:value="radiocarbon">
            <text:p>radiocarbon</text:p>
          </table:table-cell>
          <table:table-cell office:value-type="string" office:value="GIN-7630">
            <text:p>GIN-7630</text:p>
          </table:table-cell>
          <table:table-cell office:value-type="float" office:value="69.65">
            <text:p>69.65</text:p>
          </table:table-cell>
          <table:table-cell office:value-type="float" office:value="30.17">
            <text:p>30.17</text:p>
          </table:table-cell>
          <table:table-cell office:value-type="float" office:value="8855.0">
            <text:p>8855.0</text:p>
          </table:table-cell>
          <table:table-cell office:value-type="float" office:value="509.9">
            <text:p>509.9</text:p>
          </table:table-cell>
          <table:table-cell office:value-type="string" office:value="gyttja">
            <text:p>gyttja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55.0">
            <text:p>55.0</text:p>
          </table:table-cell>
          <table:table-cell office:value-type="float" office:value="2.890069203323685">
            <text:p>2.890069203323685</text:p>
          </table:table-cell>
          <table:table-cell office:value-type="float" office:value="2.890069203323685">
            <text:p>2.890069203323685</text:p>
          </table:table-cell>
          <table:table-cell office:value-type="string" office:value="CornerEtal1999,BaranskayaEtal2018">
            <text:p>CornerEtal1999,BaranskayaEtal2018</text:p>
          </table:table-cell>
        </table:table-row>
        <table:table-row>
          <table:table-cell office:value-type="string" office:value="Pechengsky">
            <text:p>Pechengsky</text:p>
          </table:table-cell>
          <table:table-cell office:value-type="string" office:value="radiocarbon">
            <text:p>radiocarbon</text:p>
          </table:table-cell>
          <table:table-cell office:value-type="string" office:value="T-11109A">
            <text:p>T-11109A</text:p>
          </table:table-cell>
          <table:table-cell office:value-type="float" office:value="69.65">
            <text:p>69.65</text:p>
          </table:table-cell>
          <table:table-cell office:value-type="float" office:value="30.17">
            <text:p>30.17</text:p>
          </table:table-cell>
          <table:table-cell office:value-type="float" office:value="7610.0">
            <text:p>7610.0</text:p>
          </table:table-cell>
          <table:table-cell office:value-type="float" office:value="152.4">
            <text:p>152.4</text:p>
          </table:table-cell>
          <table:table-cell office:value-type="string" office:value="gyttja">
            <text:p>gyttja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38.0">
            <text:p>38.0</text:p>
          </table:table-cell>
          <table:table-cell office:value-type="float" office:value="1.7613914953808538">
            <text:p>1.7613914953808538</text:p>
          </table:table-cell>
          <table:table-cell office:value-type="float" office:value="1.7613914953808538">
            <text:p>1.7613914953808538</text:p>
          </table:table-cell>
          <table:table-cell office:value-type="string" office:value="CornerEtal1999,BaranskayaEtal2018">
            <text:p>CornerEtal1999,BaranskayaEtal2018</text:p>
          </table:table-cell>
        </table:table-row>
        <table:table-row>
          <table:table-cell office:value-type="string" office:value="Pechengsky">
            <text:p>Pechengsky</text:p>
          </table:table-cell>
          <table:table-cell office:value-type="string" office:value="radiocarbon">
            <text:p>radiocarbon</text:p>
          </table:table-cell>
          <table:table-cell office:value-type="string" office:value="T-11107A">
            <text:p>T-11107A</text:p>
          </table:table-cell>
          <table:table-cell office:value-type="float" office:value="69.62">
            <text:p>69.62</text:p>
          </table:table-cell>
          <table:table-cell office:value-type="float" office:value="30.23">
            <text:p>30.23</text:p>
          </table:table-cell>
          <table:table-cell office:value-type="float" office:value="3530.0">
            <text:p>3530.0</text:p>
          </table:table-cell>
          <table:table-cell office:value-type="float" office:value="141.42">
            <text:p>141.42</text:p>
          </table:table-cell>
          <table:table-cell office:value-type="string" office:value="gyttja">
            <text:p>gyttja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3.5">
            <text:p>13.5</text:p>
          </table:table-cell>
          <table:table-cell office:value-type="float" office:value="1.7613914953808538">
            <text:p>1.7613914953808538</text:p>
          </table:table-cell>
          <table:table-cell office:value-type="float" office:value="1.7613914953808538">
            <text:p>1.7613914953808538</text:p>
          </table:table-cell>
          <table:table-cell office:value-type="string" office:value="CornerEtal1999,BaranskayaEtal2018">
            <text:p>CornerEtal1999,BaranskayaEtal2018</text:p>
          </table:table-cell>
        </table:table-row>
        <table:table-row>
          <table:table-cell office:value-type="string" office:value="Pechengsky">
            <text:p>Pechengsky</text:p>
          </table:table-cell>
          <table:table-cell office:value-type="string" office:value="radiocarbon">
            <text:p>radiocarbon</text:p>
          </table:table-cell>
          <table:table-cell office:value-type="string" office:value="T-11106A">
            <text:p>T-11106A</text:p>
          </table:table-cell>
          <table:table-cell office:value-type="float" office:value="69.48">
            <text:p>69.48</text:p>
          </table:table-cell>
          <table:table-cell office:value-type="float" office:value="30.16">
            <text:p>30.16</text:p>
          </table:table-cell>
          <table:table-cell office:value-type="float" office:value="6855.0">
            <text:p>6855.0</text:p>
          </table:table-cell>
          <table:table-cell office:value-type="float" office:value="111.8">
            <text:p>111.8</text:p>
          </table:table-cell>
          <table:table-cell office:value-type="string" office:value="gyttja">
            <text:p>gyttja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29.5">
            <text:p>29.5</text:p>
          </table:table-cell>
          <table:table-cell office:value-type="float" office:value="1.7613914953808538">
            <text:p>1.7613914953808538</text:p>
          </table:table-cell>
          <table:table-cell office:value-type="float" office:value="1.7613914953808538">
            <text:p>1.7613914953808538</text:p>
          </table:table-cell>
          <table:table-cell office:value-type="string" office:value="CornerEtal1999,BaranskayaEtal2018">
            <text:p>CornerEtal1999,BaranskayaEtal2018</text:p>
          </table:table-cell>
        </table:table-row>
        <table:table-row>
          <table:table-cell office:value-type="string" office:value="Pechengsky">
            <text:p>Pechengsky</text:p>
          </table:table-cell>
          <table:table-cell office:value-type="string" office:value="radiocarbon">
            <text:p>radiocarbon</text:p>
          </table:table-cell>
          <table:table-cell office:value-type="string" office:value="T-11105A">
            <text:p>T-11105A</text:p>
          </table:table-cell>
          <table:table-cell office:value-type="float" office:value="69.59">
            <text:p>69.59</text:p>
          </table:table-cell>
          <table:table-cell office:value-type="float" office:value="30.22">
            <text:p>30.22</text:p>
          </table:table-cell>
          <table:table-cell office:value-type="float" office:value="4965.0">
            <text:p>4965.0</text:p>
          </table:table-cell>
          <table:table-cell office:value-type="float" office:value="160.08">
            <text:p>160.08</text:p>
          </table:table-cell>
          <table:table-cell office:value-type="string" office:value="gyttja">
            <text:p>gyttja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22.5">
            <text:p>22.5</text:p>
          </table:table-cell>
          <table:table-cell office:value-type="float" office:value="2.890069203323685">
            <text:p>2.890069203323685</text:p>
          </table:table-cell>
          <table:table-cell office:value-type="float" office:value="2.890069203323685">
            <text:p>2.890069203323685</text:p>
          </table:table-cell>
          <table:table-cell office:value-type="string" office:value="CornerEtal1999,BaranskayaEtal2018">
            <text:p>CornerEtal1999,BaranskayaEtal2018</text:p>
          </table:table-cell>
        </table:table-row>
        <table:table-row>
          <table:table-cell office:value-type="string" office:value="Pechengsky">
            <text:p>Pechengsky</text:p>
          </table:table-cell>
          <table:table-cell office:value-type="string" office:value="radiocarbon">
            <text:p>radiocarbon</text:p>
          </table:table-cell>
          <table:table-cell office:value-type="string" office:value="T-11104A">
            <text:p>T-11104A</text:p>
          </table:table-cell>
          <table:table-cell office:value-type="float" office:value="69.66">
            <text:p>69.66</text:p>
          </table:table-cell>
          <table:table-cell office:value-type="float" office:value="30.18">
            <text:p>30.18</text:p>
          </table:table-cell>
          <table:table-cell office:value-type="float" office:value="4040.0">
            <text:p>4040.0</text:p>
          </table:table-cell>
          <table:table-cell office:value-type="float" office:value="141.42">
            <text:p>141.42</text:p>
          </table:table-cell>
          <table:table-cell office:value-type="string" office:value="muddy gyttja">
            <text:p>muddy gyttja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5.5">
            <text:p>15.5</text:p>
          </table:table-cell>
          <table:table-cell office:value-type="float" office:value="1.7613914953808538">
            <text:p>1.7613914953808538</text:p>
          </table:table-cell>
          <table:table-cell office:value-type="float" office:value="1.7613914953808538">
            <text:p>1.7613914953808538</text:p>
          </table:table-cell>
          <table:table-cell office:value-type="string" office:value="CornerEtal1999,BaranskayaEtal2018">
            <text:p>CornerEtal1999,BaranskayaEtal2018</text:p>
          </table:table-cell>
        </table:table-row>
        <table:table-row>
          <table:table-cell office:value-type="string" office:value="Pechengsky">
            <text:p>Pechengsky</text:p>
          </table:table-cell>
          <table:table-cell office:value-type="string" office:value="radiocarbon">
            <text:p>radiocarbon</text:p>
          </table:table-cell>
          <table:table-cell office:value-type="string" office:value="T-11103A">
            <text:p>T-11103A</text:p>
          </table:table-cell>
          <table:table-cell office:value-type="float" office:value="69.5">
            <text:p>69.5</text:p>
          </table:table-cell>
          <table:table-cell office:value-type="float" office:value="30.19">
            <text:p>30.19</text:p>
          </table:table-cell>
          <table:table-cell office:value-type="float" office:value="7275.0">
            <text:p>7275.0</text:p>
          </table:table-cell>
          <table:table-cell office:value-type="float" office:value="180.28">
            <text:p>180.28</text:p>
          </table:table-cell>
          <table:table-cell office:value-type="string" office:value="gyttja">
            <text:p>gyttja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28.5">
            <text:p>28.5</text:p>
          </table:table-cell>
          <table:table-cell office:value-type="float" office:value="1.7613914953808538">
            <text:p>1.7613914953808538</text:p>
          </table:table-cell>
          <table:table-cell office:value-type="float" office:value="1.7613914953808538">
            <text:p>1.7613914953808538</text:p>
          </table:table-cell>
          <table:table-cell office:value-type="string" office:value="CornerEtal1999,BaranskayaEtal2018">
            <text:p>CornerEtal1999,BaranskayaEtal2018</text:p>
          </table:table-cell>
        </table:table-row>
        <table:table-row>
          <table:table-cell office:value-type="string" office:value="Pechengsky">
            <text:p>Pechengsky</text:p>
          </table:table-cell>
          <table:table-cell office:value-type="string" office:value="radiocarbon">
            <text:p>radiocarbon</text:p>
          </table:table-cell>
          <table:table-cell office:value-type="string" office:value="LU-336">
            <text:p>LU-336</text:p>
          </table:table-cell>
          <table:table-cell office:value-type="float" office:value="69.77">
            <text:p>69.77</text:p>
          </table:table-cell>
          <table:table-cell office:value-type="float" office:value="32.62">
            <text:p>32.62</text:p>
          </table:table-cell>
          <table:table-cell office:value-type="float" office:value="5650.0">
            <text:p>5650.0</text:p>
          </table:table-cell>
          <table:table-cell office:value-type="float" office:value="125.93">
            <text:p>125.93</text:p>
          </table:table-cell>
          <table:table-cell office:value-type="string" office:value="shells of marine molluscs">
            <text:p>shells of marine mollusc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15.0">
            <text:p>15.0</text:p>
          </table:table-cell>
          <table:table-cell office:value-type="float" office:value="0.972111104761179">
            <text:p>0.972111104761179</text:p>
          </table:table-cell>
          <table:table-cell office:value-type="float" office:value="0.972111104761179">
            <text:p>0.972111104761179</text:p>
          </table:table-cell>
          <table:table-cell office:value-type="string" office:value="ArslanovEtal1974,BaranskayaEtal2018">
            <text:p>ArslanovEtal1974,BaranskayaEtal2018</text:p>
          </table:table-cell>
        </table:table-row>
        <table:table-row>
          <table:table-cell office:value-type="string" office:value="Pechengsky">
            <text:p>Pechengsky</text:p>
          </table:table-cell>
          <table:table-cell office:value-type="string" office:value="radiocarbon">
            <text:p>radiocarbon</text:p>
          </table:table-cell>
          <table:table-cell office:value-type="string" office:value="LU-329">
            <text:p>LU-329</text:p>
          </table:table-cell>
          <table:table-cell office:value-type="float" office:value="69.54">
            <text:p>69.54</text:p>
          </table:table-cell>
          <table:table-cell office:value-type="float" office:value="31.19">
            <text:p>31.19</text:p>
          </table:table-cell>
          <table:table-cell office:value-type="float" office:value="9090.0">
            <text:p>9090.0</text:p>
          </table:table-cell>
          <table:table-cell office:value-type="float" office:value="170.46">
            <text:p>170.46</text:p>
          </table:table-cell>
          <table:table-cell office:value-type="string" office:value="shells of marine molluscs">
            <text:p>shells of marine mollusc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21.8">
            <text:p>21.8</text:p>
          </table:table-cell>
          <table:table-cell office:value-type="float" office:value="0.972111104761179">
            <text:p>0.972111104761179</text:p>
          </table:table-cell>
          <table:table-cell office:value-type="float" office:value="0.972111104761179">
            <text:p>0.972111104761179</text:p>
          </table:table-cell>
          <table:table-cell office:value-type="string" office:value="ArslanovEtal1974,BaranskayaEtal2018">
            <text:p>ArslanovEtal1974,BaranskayaEtal2018</text:p>
          </table:table-cell>
        </table:table-row>
        <table:table-row>
          <table:table-cell office:value-type="string" office:value="Pechengsky">
            <text:p>Pechengsky</text:p>
          </table:table-cell>
          <table:table-cell office:value-type="string" office:value="radiocarbon">
            <text:p>radiocarbon</text:p>
          </table:table-cell>
          <table:table-cell office:value-type="string" office:value="LU-335">
            <text:p>LU-335</text:p>
          </table:table-cell>
          <table:table-cell office:value-type="float" office:value="69.51">
            <text:p>69.51</text:p>
          </table:table-cell>
          <table:table-cell office:value-type="float" office:value="31.15">
            <text:p>31.15</text:p>
          </table:table-cell>
          <table:table-cell office:value-type="float" office:value="9500.0">
            <text:p>9500.0</text:p>
          </table:table-cell>
          <table:table-cell office:value-type="float" office:value="187.24">
            <text:p>187.24</text:p>
          </table:table-cell>
          <table:table-cell office:value-type="string" office:value="shells of marine molluscs">
            <text:p>shells of marine mollusc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52.5">
            <text:p>52.5</text:p>
          </table:table-cell>
          <table:table-cell office:value-type="float" office:value="0.972111104761179">
            <text:p>0.972111104761179</text:p>
          </table:table-cell>
          <table:table-cell office:value-type="float" office:value="0.972111104761179">
            <text:p>0.972111104761179</text:p>
          </table:table-cell>
          <table:table-cell office:value-type="string" office:value="ArslanovEtal1974,BaranskayaEtal2018">
            <text:p>ArslanovEtal1974,BaranskayaEtal2018</text:p>
          </table:table-cell>
        </table:table-row>
        <table:table-row>
          <table:table-cell office:value-type="string" office:value="Pechengsky">
            <text:p>Pechengsky</text:p>
          </table:table-cell>
          <table:table-cell office:value-type="string" office:value="radiocarbon">
            <text:p>radiocarbon</text:p>
          </table:table-cell>
          <table:table-cell office:value-type="string" office:value="LU-333">
            <text:p>LU-333</text:p>
          </table:table-cell>
          <table:table-cell office:value-type="float" office:value="69.53">
            <text:p>69.53</text:p>
          </table:table-cell>
          <table:table-cell office:value-type="float" office:value="31.16">
            <text:p>31.16</text:p>
          </table:table-cell>
          <table:table-cell office:value-type="float" office:value="2790.0">
            <text:p>2790.0</text:p>
          </table:table-cell>
          <table:table-cell office:value-type="float" office:value="197.63">
            <text:p>197.63</text:p>
          </table:table-cell>
          <table:table-cell office:value-type="string" office:value="wood, peat">
            <text:p>wood,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4.175">
            <text:p>4.175</text:p>
          </table:table-cell>
          <table:table-cell office:value-type="float" office:value="3.0993951022739905">
            <text:p>3.0993951022739905</text:p>
          </table:table-cell>
          <table:table-cell office:value-type="float" office:value="3.0993951022739905">
            <text:p>3.0993951022739905</text:p>
          </table:table-cell>
          <table:table-cell office:value-type="string" office:value="ArslanovEtal1974,BaranskayaEtal2018">
            <text:p>ArslanovEtal1974,BaranskayaEtal2018</text:p>
          </table:table-cell>
        </table:table-row>
        <table:table-row>
          <table:table-cell office:value-type="string" office:value="Pechengsky">
            <text:p>Pechengsky</text:p>
          </table:table-cell>
          <table:table-cell office:value-type="string" office:value="radiocarbon">
            <text:p>radiocarbon</text:p>
          </table:table-cell>
          <table:table-cell office:value-type="string" office:value="LU-332">
            <text:p>LU-332</text:p>
          </table:table-cell>
          <table:table-cell office:value-type="float" office:value="69.53">
            <text:p>69.53</text:p>
          </table:table-cell>
          <table:table-cell office:value-type="float" office:value="31.17">
            <text:p>31.17</text:p>
          </table:table-cell>
          <table:table-cell office:value-type="float" office:value="3090.0">
            <text:p>3090.0</text:p>
          </table:table-cell>
          <table:table-cell office:value-type="float" office:value="204.84">
            <text:p>204.84</text:p>
          </table:table-cell>
          <table:table-cell office:value-type="string" office:value="wood, peat">
            <text:p>wood,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4.175">
            <text:p>4.175</text:p>
          </table:table-cell>
          <table:table-cell office:value-type="float" office:value="3.0993951022739905">
            <text:p>3.0993951022739905</text:p>
          </table:table-cell>
          <table:table-cell office:value-type="float" office:value="3.0993951022739905">
            <text:p>3.0993951022739905</text:p>
          </table:table-cell>
          <table:table-cell office:value-type="string" office:value="ArslanovEtal1974,BaranskayaEtal2018">
            <text:p>ArslanovEtal1974,BaranskayaEtal2018</text:p>
          </table:table-cell>
        </table:table-row>
        <table:table-row>
          <table:table-cell office:value-type="string" office:value="Pechengsky">
            <text:p>Pechengsky</text:p>
          </table:table-cell>
          <table:table-cell office:value-type="string" office:value="radiocarbon">
            <text:p>radiocarbon</text:p>
          </table:table-cell>
          <table:table-cell office:value-type="string" office:value="LU-331">
            <text:p>LU-331</text:p>
          </table:table-cell>
          <table:table-cell office:value-type="float" office:value="69.54">
            <text:p>69.54</text:p>
          </table:table-cell>
          <table:table-cell office:value-type="float" office:value="31.19">
            <text:p>31.19</text:p>
          </table:table-cell>
          <table:table-cell office:value-type="float" office:value="10030.0">
            <text:p>10030.0</text:p>
          </table:table-cell>
          <table:table-cell office:value-type="float" office:value="162.35">
            <text:p>162.35</text:p>
          </table:table-cell>
          <table:table-cell office:value-type="string" office:value="shells of marine molluscs">
            <text:p>shells of marine mollusc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24.9">
            <text:p>24.9</text:p>
          </table:table-cell>
          <table:table-cell office:value-type="float" office:value="0.972111104761179">
            <text:p>0.972111104761179</text:p>
          </table:table-cell>
          <table:table-cell office:value-type="float" office:value="0.972111104761179">
            <text:p>0.972111104761179</text:p>
          </table:table-cell>
          <table:table-cell office:value-type="string" office:value="ArslanovEtal1974,BaranskayaEtal2018">
            <text:p>ArslanovEtal1974,BaranskayaEtal2018</text:p>
          </table:table-cell>
        </table:table-row>
        <table:table-row>
          <table:table-cell office:value-type="string" office:value="Pechengsky">
            <text:p>Pechengsky</text:p>
          </table:table-cell>
          <table:table-cell office:value-type="string" office:value="radiocarbon">
            <text:p>radiocarbon</text:p>
          </table:table-cell>
          <table:table-cell office:value-type="string" office:value="LU-328">
            <text:p>LU-328</text:p>
          </table:table-cell>
          <table:table-cell office:value-type="float" office:value="69.52">
            <text:p>69.52</text:p>
          </table:table-cell>
          <table:table-cell office:value-type="float" office:value="31.18">
            <text:p>31.18</text:p>
          </table:table-cell>
          <table:table-cell office:value-type="float" office:value="9200.0">
            <text:p>9200.0</text:p>
          </table:table-cell>
          <table:table-cell office:value-type="float" office:value="139.49">
            <text:p>139.49</text:p>
          </table:table-cell>
          <table:table-cell office:value-type="string" office:value="shells of marine molluscs">
            <text:p>shells of marine mollusc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22.5">
            <text:p>22.5</text:p>
          </table:table-cell>
          <table:table-cell office:value-type="float" office:value="0.972111104761179">
            <text:p>0.972111104761179</text:p>
          </table:table-cell>
          <table:table-cell office:value-type="float" office:value="0.972111104761179">
            <text:p>0.972111104761179</text:p>
          </table:table-cell>
          <table:table-cell office:value-type="string" office:value="ArslanovEtal1974,BaranskayaEtal2018">
            <text:p>ArslanovEtal1974,BaranskayaEtal2018</text:p>
          </table:table-cell>
        </table:table-row>
        <table:table-row>
          <table:table-cell office:value-type="string" office:value="Pechengsky">
            <text:p>Pechengsky</text:p>
          </table:table-cell>
          <table:table-cell office:value-type="string" office:value="radiocarbon">
            <text:p>radiocarbon</text:p>
          </table:table-cell>
          <table:table-cell office:value-type="string" office:value="LU-162">
            <text:p>LU-162</text:p>
          </table:table-cell>
          <table:table-cell office:value-type="float" office:value="69.67">
            <text:p>69.67</text:p>
          </table:table-cell>
          <table:table-cell office:value-type="float" office:value="30.12">
            <text:p>30.12</text:p>
          </table:table-cell>
          <table:table-cell office:value-type="float" office:value="8590.0">
            <text:p>8590.0</text:p>
          </table:table-cell>
          <table:table-cell office:value-type="float" office:value="114.27">
            <text:p>114.27</text:p>
          </table:table-cell>
          <table:table-cell office:value-type="string" office:value="shells of marine molluscs">
            <text:p>shells of marine mollusc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18.5">
            <text:p>18.5</text:p>
          </table:table-cell>
          <table:table-cell office:value-type="float" office:value="0.972111104761179">
            <text:p>0.972111104761179</text:p>
          </table:table-cell>
          <table:table-cell office:value-type="float" office:value="0.972111104761179">
            <text:p>0.972111104761179</text:p>
          </table:table-cell>
          <table:table-cell office:value-type="string" office:value="ArslanovEtal1974,BaranskayaEtal2018">
            <text:p>ArslanovEtal1974,BaranskayaEtal2018</text:p>
          </table:table-cell>
        </table:table-row>
        <table:table-row>
          <table:table-cell office:value-type="string" office:value="Pechengsky">
            <text:p>Pechengsky</text:p>
          </table:table-cell>
          <table:table-cell office:value-type="string" office:value="radiocarbon">
            <text:p>radiocarbon</text:p>
          </table:table-cell>
          <table:table-cell office:value-type="string" office:value="Murman_Coast_1-1">
            <text:p>Murman_Coast_1-1</text:p>
          </table:table-cell>
          <table:table-cell office:value-type="float" office:value="69.73">
            <text:p>69.73</text:p>
          </table:table-cell>
          <table:table-cell office:value-type="float" office:value="32.11">
            <text:p>32.11</text:p>
          </table:table-cell>
          <table:table-cell office:value-type="float" office:value="3590.0">
            <text:p>3590.0</text:p>
          </table:table-cell>
          <table:table-cell office:value-type="float" office:value="476.19">
            <text:p>476.19</text:p>
          </table:table-cell>
          <table:table-cell office:value-type="string" office:value="shells (Hyatella Arctica)">
            <text:p>shells (Hyatella Arctica)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5.0">
            <text:p>5.0</text:p>
          </table:table-cell>
          <table:table-cell office:value-type="float" office:value="0.9669539802906858">
            <text:p>0.9669539802906858</text:p>
          </table:table-cell>
          <table:table-cell office:value-type="float" office:value="0.9669539802906858">
            <text:p>0.9669539802906858</text:p>
          </table:table-cell>
          <table:table-cell office:value-type="string" office:value="Koshechkin1979,BaranskayaEtal2018">
            <text:p>Koshechkin1979,BaranskayaEtal2018</text:p>
          </table:table-cell>
        </table:table-row>
        <table:table-row>
          <table:table-cell office:value-type="string" office:value="Pechengsky">
            <text:p>Pechengsky</text:p>
          </table:table-cell>
          <table:table-cell office:value-type="string" office:value="radiocarbon">
            <text:p>radiocarbon</text:p>
          </table:table-cell>
          <table:table-cell office:value-type="string" office:value="Murman_Coast_1-2">
            <text:p>Murman_Coast_1-2</text:p>
          </table:table-cell>
          <table:table-cell office:value-type="float" office:value="69.64">
            <text:p>69.64</text:p>
          </table:table-cell>
          <table:table-cell office:value-type="float" office:value="32.44">
            <text:p>32.44</text:p>
          </table:table-cell>
          <table:table-cell office:value-type="float" office:value="6480.0">
            <text:p>6480.0</text:p>
          </table:table-cell>
          <table:table-cell office:value-type="float" office:value="151.85">
            <text:p>151.85</text:p>
          </table:table-cell>
          <table:table-cell office:value-type="string" office:value="nd">
            <text:p>nd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24.0">
            <text:p>24.0</text:p>
          </table:table-cell>
          <table:table-cell office:value-type="float" office:value="3.9099232729044697">
            <text:p>3.9099232729044697</text:p>
          </table:table-cell>
          <table:table-cell office:value-type="float" office:value="3.9099232729044697">
            <text:p>3.9099232729044697</text:p>
          </table:table-cell>
          <table:table-cell office:value-type="string" office:value="Koshechkin1979,BaranskayaEtal2018">
            <text:p>Koshechkin1979,BaranskayaEtal20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